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Normal">More solid connection between merchant ship attack, wulf wreck and Viskas 3<text:span text:style-name="T1">rd</text:span> ship. (Unsure what I had in mind. )</text:p>
      <text:p text:style-name="Normal"/>
      <text:p text:style-name="P1">Feature:</text:p>
      <text:p text:style-name="P2">Ship and crew morale status pages (Pop-up Arn to give you vague information?)</text:p>
      <text:p text:style-name="P2"/>
      <text:p text:style-name="Standard">Lore page (Under construction. Needs: design <text:s/>) Rethink some timelines</text:p>
      <text:p text:style-name="Standard"/>
      <text:p text:style-name="Standard">Free-tour around the ship. Eaten by Zat and others. Hazing. </text:p>
      <text:p text:style-name="Standard"/>
      <text:p text:style-name="Standard">Bond with Arn after wulfcaptain?</text:p>
      <text:p text:style-name="Standard"/>
      <text:p text:style-name="Standard">End screen statistics. (Mostly done. Design good?)</text:p>
      <text:p text:style-name="Standard"/>
      <text:p text:style-name="P1">Design: </text:p>
      <text:p text:style-name="Standard"/>
      <text:p text:style-name="Standard">Art assets. (Mostly all added where needed.)</text:p>
      <text:p text:style-name="Standard"/>
      <text:p text:style-name="Standard">Ideas:</text:p>
      <text:p text:style-name="Standard"/>
      <text:p text:style-name="Standard">Bug: Repeats the same screen on multiple choice buttons like briefing and lore</text:p>
      <text:p text:style-name="Standard"/>
      <text:p text:style-name="Standard">Todo:</text:p>
      <text:p text:style-name="Standard">Edits and additions 2017:</text:p>
      <text:p text:style-name="Standard">Nyxie injury, seaf of fangs.</text:p>
      <text:p text:style-name="Standard"/>
      <text:p text:style-name="Standard">Nyxies Injury from Storms affect the outcome negatively of Sea of Fangs 3 through the passage. </text:p>
      <text:p text:style-name="Standard"/>
      <text:p text:style-name="Standard"/>
      <text:p text:style-name="Standard">New first officer, Nyxie, mirr, Garsch/Tung, <text:s text:c="2"/>resign</text:p>
      <text:p text:style-name="Standard"/>
      <text:p text:style-name="Standard">If Arn Dies, you have to decide on a new officer after the rendeuvouz. Either Nyxie, Mirr or Garsch. </text:p>
      <text:p text:style-name="Standard"/>
      <text:p text:style-name="Standard">Nyxie and Mirr accept, but resign after the battle. Garsch turns you down and reccomends Tung if he is available. </text:p>
      <text:p text:style-name="Standard">Tung does not resign. </text:p>
      <text:p text:style-name="Standard"/>
      <text:p text:style-name="Standard">Modified officer meeting.</text:p>
      <text:p text:style-name="Standard">The choice to eat Tung has to be more conciouss from the player. </text:p>
      <text:p text:style-name="Standard"/>
      <text:p text:style-name="Standard">Martial practise</text:p>
      <text:p text:style-name="Standard">Optional event where Garsch wants to increased martial drills and you can join in. Possibly in conflict with religious event. 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1DT6H18M3S</meta:editing-duration>
    <meta:editing-cycles>23</meta:editing-cycles>
    <meta:generator>OpenOffice/4.1.3$Win32 OpenOffice.org_project/413m1$Build-9783</meta:generator>
    <dc:date>2017-02-06T18:39:58.73</dc:date>
    <meta:document-statistic meta:table-count="0" meta:image-count="0" meta:object-count="0" meta:page-count="1" meta:paragraph-count="26" meta:word-count="209" meta:character-count="1274"/>
  </office:meta>
</office:document-meta>
</file>